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7000000B72E17728E5C65E451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1cm" fo:min-width="1.518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-color="#ffffff"/>
      <style:text-properties fo:color="#21409a" fo:font-size="15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21409a"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xml:id="id1" draw:id="id1" draw:layer="layout" svg:width="6.757cm" svg:height="3.297cm" svg:x="13.643cm" svg:y="10.4cm">
          <draw:image xlink:href="Pictures/1000020100000177000000B72E17728E5C65E451.png" xlink:type="simple" xlink:show="embed" xlink:actuate="onLoad">
            <text:p/>
          </draw:image>
        </draw:frame>
        <draw:custom-shape draw:style-name="gr2" draw:text-style-name="P2" draw:layer="layout" svg:width="3.6cm" svg:height="1cm" svg:x="9.6cm" svg:y="4.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4.8cm" svg:height="1.2cm" svg:x="9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1cm" svg:x="10.1cm" svg:y="1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4cm" svg:y1="5.2cm" svg:x2="11.4cm" svg:y2="7.2cm">
          <text:p/>
        </draw:line>
        <draw:line draw:style-name="gr5" draw:text-style-name="P1" draw:layer="layout" svg:x1="11.4cm" svg:y1="8.4cm" svg:x2="11.4cm" svg:y2="10cm">
          <text:p/>
        </draw:line>
        <draw:line draw:style-name="gr6" draw:text-style-name="P1" draw:layer="layout" svg:x1="11.4cm" svg:y1="9.3cm" svg:x2="15.4cm" svg:y2="9.3cm">
          <text:p/>
        </draw:line>
        <draw:line draw:style-name="gr6" draw:text-style-name="P1" draw:layer="layout" svg:x1="11.1cm" svg:y1="6cm" svg:x2="11.7cm" svg:y2="6cm">
          <text:p/>
        </draw:line>
        <draw:line draw:style-name="gr6" draw:text-style-name="P1" draw:layer="layout" svg:x1="11.1cm" svg:y1="8.9cm" svg:x2="11.7cm" svg:y2="8.9cm">
          <text:p/>
        </draw:line>
        <draw:frame presentation:style-name="pr1" draw:text-style-name="P3" draw:layer="layout" svg:width="1.728cm" svg:height="0.8cm" svg:x="10.6cm" svg:y="7.4cm">
          <draw:text-box>
            <text:p><text:span text:style-name="T1">cont</text:span></text:p>
          </draw:text-box>
        </draw:frame>
        <draw:frame presentation:style-name="pr1" draw:text-style-name="P3" draw:layer="layout" svg:width="1.728cm" svg:height="0.8cm" svg:x="10.4cm" svg:y="10.2cm">
          <draw:text-box>
            <text:p><text:span text:style-name="T1">= 0 ?</text:span></text:p>
          </draw:text-box>
        </draw:frame>
        <draw:line draw:style-name="gr5" draw:text-style-name="P1" draw:layer="layout" svg:x1="15.4cm" svg:y1="9.3cm" svg:x2="15.4cm" svg:y2="10.6cm">
          <text:p/>
        </draw:line>
        <draw:line draw:style-name="gr5" draw:text-style-name="P1" draw:layer="layout" svg:x1="18.7cm" svg:y1="9cm" svg:x2="18.7cm" svg:y2="10.6cm">
          <text:p/>
        </draw:line>
        <draw:line draw:style-name="gr6" draw:text-style-name="P1" draw:layer="layout" svg:x1="18.4cm" svg:y1="9.7cm" svg:x2="19cm" svg:y2="9.7cm">
          <text:p/>
        </draw:line>
        <draw:line draw:style-name="gr6" draw:text-style-name="P1" draw:layer="layout" svg:x1="15.1cm" svg:y1="9.7cm" svg:x2="15.7cm" svg:y2="9.7cm">
          <text:p/>
        </draw:line>
        <draw:frame presentation:style-name="pr1" draw:text-style-name="P3" draw:layer="layout" svg:width="0.528cm" svg:height="0.8cm" svg:x="11.8cm" svg:y="4.3cm">
          <draw:text-box>
            <text:p><text:span text:style-name="T1">1</text:span></text:p>
          </draw:text-box>
        </draw:frame>
        <draw:frame presentation:style-name="pr1" draw:text-style-name="P3" draw:layer="layout" svg:width="1cm" svg:height="0.8cm" svg:x="11.5cm" svg:y="8.5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1.5cm" svg:y="5.6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5.5cm" svg:y="9.3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8.8cm" svg:y="9.3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8.2cm" svg:y="8.2cm">
          <draw:text-box>
            <text:p><text:span text:style-name="T1">“</text:span><text:span text:style-name="T1">1”</text:span></text:p>
          </draw:text-box>
        </draw:frame>
        <draw:connector draw:style-name="gr5" draw:text-style-name="P1" draw:layer="layout" draw:line-skew="0cm -7.322cm -0.4cm" svg:x1="17.021cm" svg:y1="13.697cm" svg:x2="11cm" svg:y2="4.3cm" draw:start-shape="id1" draw:start-glue-point="2" draw:end-shape="id2" draw:end-glue-point="0" svg:d="M17021 13697v500h-11821v-10797h5800v900" svg:viewBox="0 0 11822 10798">
          <text:p/>
        </draw:connector>
        <draw:frame presentation:style-name="pr1" draw:text-style-name="P3" xml:id="id2" draw:id="id2" draw:layer="layout" svg:width="0.8cm" svg:height="0.8cm" svg:x="10.6cm" svg:y="4.3cm">
          <draw:text-box>
            <text:p><text:span text:style-name="T1">0</text:span></text:p>
          </draw:text-box>
        </draw:frame>
        <draw:line draw:style-name="gr5" draw:text-style-name="P1" draw:layer="layout" svg:x1="12cm" svg:y1="2.8cm" svg:x2="12cm" svg:y2="4.2cm">
          <text:p/>
        </draw:line>
        <draw:frame presentation:style-name="pr1" draw:text-style-name="P3" draw:layer="layout" svg:width="1cm" svg:height="0.8cm" svg:x="11.5cm" svg:y="2cm">
          <draw:text-box>
            <text:p><text:span text:style-name="T1">time</text:span></text:p>
          </draw:text-box>
        </draw:frame>
        <draw:frame presentation:style-name="pr2" draw:text-style-name="P4" draw:layer="layout" svg:width="1.6cm" svg:height="0.967cm" svg:x="6.3cm" svg:y="7.333cm">
          <draw:text-box>
            <text:p><text:span text:style-name="T2">ccont</text:span></text:p>
          </draw:text-box>
        </draw:frame>
        <draw:frame presentation:style-name="pr2" draw:text-style-name="P4" draw:layer="layout" svg:width="1.6cm" svg:height="0.967cm" svg:x="6.7cm" svg:y="4.334cm">
          <draw:text-box>
            <text:p><text:span text:style-name="T2">scont</text:span></text:p>
          </draw:text-box>
        </draw:frame>
        <draw:line draw:style-name="gr5" draw:text-style-name="P1" draw:layer="layout" svg:x1="8.2cm" svg:y1="4.8cm" svg:x2="10.2cm" svg:y2="4.8cm">
          <text:p/>
        </draw:line>
        <draw:line draw:style-name="gr5" draw:text-style-name="P1" draw:layer="layout" svg:x1="7.8cm" svg:y1="7.8cm" svg:x2="9cm" svg:y2="7.8cm">
          <text:p/>
        </draw:line>
        <draw:frame presentation:style-name="pr1" draw:text-style-name="P3" draw:layer="layout" svg:width="1cm" svg:height="0.8cm" svg:x="10.9cm" svg:y="14.4cm">
          <draw:text-box>
            <text:p><text:span text:style-name="T1">6</text:span></text:p>
          </draw:text-box>
        </draw:frame>
        <draw:line draw:style-name="gr7" draw:text-style-name="P5" draw:layer="layout" svg:x1="11.4cm" svg:y1="13.9cm" svg:x2="11.4cm" svg:y2="14.5cm">
          <text:p/>
        </draw:lin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21409a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25M59S</meta:editing-duration>
    <meta:editing-cycles>8</meta:editing-cycles>
    <meta:generator>LibreOffice/6.0.3.2$Linux_X86_64 LibreOffice_project/00m0$Build-2</meta:generator>
    <dc:title>DNA</dc:title>
    <dc:date>2018-08-30T16:33:26.653198187</dc:date>
    <meta:document-statistic meta:object-count="55"/>
  </office:meta>
</office:document-meta>
</file>